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21cm" svg:height="0.771cm" draw:transform="skewX (0.000174532925199433) rotate (-1.55212130379856) translate (7.0302347199765cm 2.1275081047525cm)" svg:viewBox="0 0 6122 772" svg:d="M257 772c240-5 2079-72 3195-108 1119-36 2233 80 2608 77 128 1 56-701-193-714-819-40-1652-31-2561-2-909 30-2312 13-3264 35-98 1-24 719 215 712z">
          <text:p/>
        </draw:path>
        <draw:path draw:style-name="gr1" draw:text-style-name="P1" draw:layer="layout" svg:width="6.237cm" svg:height="0.796cm" draw:transform="skewX (0.00122173047639603) rotate (-1.55124863917256) translate (3.6064743237618cm 2.4285440530032cm)" svg:viewBox="0 0 6238 797" svg:d="M109 703c341 33 2082 71 2802 82 719 11 2918 15 3291 9 129 4-120-713-234-712-367 0-1826 70-2661 76-837 10-2885-106-3241-158-122-15-55 693 43 703z">
          <text:p/>
        </draw:path>
        <draw:path draw:style-name="gr1" draw:text-style-name="P1" draw:layer="layout" svg:width="1.671cm" svg:height="3.743cm" draw:transform="rotate (-1.55229583672376) translate (6.85260329242251cm 5.5207301498269cm)" svg:viewBox="0 0 1672 3744" svg:d="M1671 3554c-88-186-436-955-605-1648-170-693-238-1226-252-1522-12-295-811-518-814-291-3 228 203 1221 389 1918s388 1256 544 1673c61 162 765-45 738-130z">
          <text:p/>
        </draw:path>
        <draw:path draw:style-name="gr1" draw:text-style-name="P1" draw:layer="layout" svg:width="0.902cm" svg:height="0.661cm" draw:transform="skewX (0.00122173047639608) rotate (-2.1556561591382) translate (3.88779065192781cm 6.60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7.08945731859431cm 5.681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cm" draw:transform="skewX (0.00122173047639605) rotate (-2.15652882376419) translate (3.73387363820882cm 2.46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skewX (0.00244346095279204) rotate (-2.1556561591382) translate (3.76764033261701cm 8.39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cm" draw:transform="skewX (0.00122173047639596) rotate (-2.15652882376419) translate (7.0988736382087cm 2.19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9) rotate (-2.1556561591382) translate (7.23779065192769cm 7.97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188cm" svg:height="1.68cm" draw:transform="skewX (0.000698131700797736) rotate (-0.386415896391545) translate (3.9954799557722cm 0.284409363874403cm)" svg:viewBox="0 0 1189 1681" svg:d="M1189 231c-14 217-347 1111-888 1438-165 101-429-443-229-661 200-219 458-766 472-927 15-161 659-67 645 150z">
          <text:p/>
        </draw:path>
        <draw:path draw:style-name="gr1" draw:text-style-name="P1" draw:layer="layout" svg:width="0.835cm" svg:height="0.55cm" draw:transform="rotate (-2.1561797579138) translate (4.19398763473591cm 1.3668409679315cm)" svg:viewBox="0 0 836 551" svg:d="M434 549c171-16 339-143 390-250 50-109-64-201-193-255-130-52-268-66-432 3-162 69-262 182-153 322 109 138 217 195 388 180z">
          <text:p/>
        </draw:path>
        <draw:path draw:style-name="gr2" draw:text-style-name="P1" draw:layer="layout" svg:width="1.34cm" svg:height="1.567cm" draw:transform="rotate (0.724486172502846) translate (4.39171468622961cm 0.979360874284201cm)" svg:viewBox="0 0 1341 1568" svg:d="M0 245c-3 172 126 829 562 1268 203 183 932-128 750-331-417-464-427-971-434-1122-6-152-875 13-878 185z">
          <text:p/>
        </draw:path>
        <draw:path draw:style-name="gr1" draw:text-style-name="P1" draw:layer="layout" svg:width="0.902cm" svg:height="0.661cm" draw:transform="rotate (-2.15687788961459) translate (5.26745781206569cm 0.55862810846249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835cm" svg:height="0.55cm" draw:transform="rotate (-2.15705242253979) translate (6.43916917510429cm 1.160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39:48.969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